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764in"/>
    </style:style>
    <style:style style:name="co3" style:family="table-column">
      <style:table-column-properties fo:break-before="auto" style:column-width="1.6291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1.4362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Calibri"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Tot_Count</text:p>
          </table:table-cell>
          <table:table-cell table:style-name="ce1" office:value-type="string" calcext:value-type="string">
            <text:p>Urban_Count</text:p>
          </table:table-cell>
          <table:table-cell table:style-name="ce1" office:value-type="string" calcext:value-type="string">
            <text:p>Rural_Count</text:p>
          </table:table-cell>
          <table:table-cell table:number-columns-repeated="101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gesera</text:p>
          </table:table-cell>
          <table:table-cell table:style-name="ce1" office:value-type="float" office:value="361914" calcext:value-type="float">
            <text:p>361914</text:p>
          </table:table-cell>
          <table:table-cell table:style-name="ce1" office:value-type="float" office:value="28786" calcext:value-type="float">
            <text:p>28786</text:p>
          </table:table-cell>
          <table:table-cell table:style-name="ce1" office:value-type="float" office:value="333128" calcext:value-type="float">
            <text:p>333128</text:p>
          </table:table-cell>
          <table:table-cell table:number-columns-repeated="1019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urera</text:p>
          </table:table-cell>
          <table:table-cell table:style-name="ce1" office:value-type="float" office:value="336582" calcext:value-type="float">
            <text:p>336582</text:p>
          </table:table-cell>
          <table:table-cell table:style-name="ce1" office:value-type="float" office:value="6205" calcext:value-type="float">
            <text:p>6205</text:p>
          </table:table-cell>
          <table:table-cell table:style-name="ce1" office:value-type="float" office:value="330377" calcext:value-type="float">
            <text:p>330377</text:p>
          </table:table-cell>
          <table:table-cell table:number-columns-repeated="101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akenke</text:p>
          </table:table-cell>
          <table:table-cell table:style-name="ce1" office:value-type="float" office:value="338234" calcext:value-type="float">
            <text:p>338234</text:p>
          </table:table-cell>
          <table:table-cell table:style-name="ce1" office:value-type="float" office:value="9347" calcext:value-type="float">
            <text:p>9347</text:p>
          </table:table-cell>
          <table:table-cell table:style-name="ce1" office:value-type="float" office:value="328887" calcext:value-type="float">
            <text:p>328887</text:p>
          </table:table-cell>
          <table:table-cell table:number-columns-repeated="1019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asabo</text:p>
          </table:table-cell>
          <table:table-cell table:style-name="ce1" office:value-type="float" office:value="529561" calcext:value-type="float">
            <text:p>529561</text:p>
          </table:table-cell>
          <table:table-cell table:style-name="ce1" office:value-type="float" office:value="365371" calcext:value-type="float">
            <text:p>365371</text:p>
          </table:table-cell>
          <table:table-cell table:style-name="ce1" office:value-type="float" office:value="164190" calcext:value-type="float">
            <text:p>164190</text:p>
          </table:table-cell>
          <table:table-cell table:number-columns-repeated="101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atsibo</text:p>
          </table:table-cell>
          <table:table-cell table:style-name="ce1" office:value-type="float" office:value="433020" calcext:value-type="float">
            <text:p>433020</text:p>
          </table:table-cell>
          <table:table-cell table:style-name="ce1" office:value-type="float" office:value="23914" calcext:value-type="float">
            <text:p>23914</text:p>
          </table:table-cell>
          <table:table-cell table:style-name="ce1" office:value-type="float" office:value="409106" calcext:value-type="float">
            <text:p>409106</text:p>
          </table:table-cell>
          <table:table-cell table:number-columns-repeated="101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Gicumbi</text:p>
          </table:table-cell>
          <table:table-cell table:style-name="ce1" office:value-type="float" office:value="395606" calcext:value-type="float">
            <text:p>395606</text:p>
          </table:table-cell>
          <table:table-cell table:style-name="ce1" office:value-type="float" office:value="34544" calcext:value-type="float">
            <text:p>34544</text:p>
          </table:table-cell>
          <table:table-cell table:style-name="ce1" office:value-type="float" office:value="361062" calcext:value-type="float">
            <text:p>361062</text:p>
          </table:table-cell>
          <table:table-cell table:number-columns-repeated="101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Gisagara</text:p>
          </table:table-cell>
          <table:table-cell table:style-name="ce1" office:value-type="float" office:value="322506" calcext:value-type="float">
            <text:p>322506</text:p>
          </table:table-cell>
          <table:table-cell table:style-name="ce1" office:value-type="float" office:value="5011" calcext:value-type="float">
            <text:p>5011</text:p>
          </table:table-cell>
          <table:table-cell table:style-name="ce1" office:value-type="float" office:value="317495" calcext:value-type="float">
            <text:p>317495</text:p>
          </table:table-cell>
          <table:table-cell table:number-columns-repeated="1019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Huye</text:p>
          </table:table-cell>
          <table:table-cell table:style-name="ce1" office:value-type="float" office:value="328398" calcext:value-type="float">
            <text:p>328398</text:p>
          </table:table-cell>
          <table:table-cell table:style-name="ce1" office:value-type="float" office:value="52768" calcext:value-type="float">
            <text:p>52768</text:p>
          </table:table-cell>
          <table:table-cell table:style-name="ce1" office:value-type="float" office:value="275630" calcext:value-type="float">
            <text:p>275630</text:p>
          </table:table-cell>
          <table:table-cell table:number-columns-repeated="101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Kamonyi</text:p>
          </table:table-cell>
          <table:table-cell table:style-name="ce1" office:value-type="float" office:value="340501" calcext:value-type="float">
            <text:p>340501</text:p>
          </table:table-cell>
          <table:table-cell table:style-name="ce1" office:value-type="float" office:value="39035" calcext:value-type="float">
            <text:p>39035</text:p>
          </table:table-cell>
          <table:table-cell table:style-name="ce1" office:value-type="float" office:value="301466" calcext:value-type="float">
            <text:p>301466</text:p>
          </table:table-cell>
          <table:table-cell table:number-columns-repeated="101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Karongi</text:p>
          </table:table-cell>
          <table:table-cell table:style-name="ce1" office:value-type="float" office:value="331808" calcext:value-type="float">
            <text:p>331808</text:p>
          </table:table-cell>
          <table:table-cell table:style-name="ce1" office:value-type="float" office:value="22756" calcext:value-type="float">
            <text:p>22756</text:p>
          </table:table-cell>
          <table:table-cell table:style-name="ce1" office:value-type="float" office:value="309052" calcext:value-type="float">
            <text:p>309052</text:p>
          </table:table-cell>
          <table:table-cell table:number-columns-repeated="101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Kayonza</text:p>
          </table:table-cell>
          <table:table-cell table:style-name="ce1" office:value-type="float" office:value="344157" calcext:value-type="float">
            <text:p>344157</text:p>
          </table:table-cell>
          <table:table-cell table:style-name="ce1" office:value-type="float" office:value="34008" calcext:value-type="float">
            <text:p>34008</text:p>
          </table:table-cell>
          <table:table-cell table:style-name="ce1" office:value-type="float" office:value="310149" calcext:value-type="float">
            <text:p>310149</text:p>
          </table:table-cell>
          <table:table-cell table:number-columns-repeated="101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icukiro</text:p>
          </table:table-cell>
          <table:table-cell table:style-name="ce1" office:value-type="float" office:value="318564" calcext:value-type="float">
            <text:p>318564</text:p>
          </table:table-cell>
          <table:table-cell table:style-name="ce1" office:value-type="float" office:value="279941" calcext:value-type="float">
            <text:p>279941</text:p>
          </table:table-cell>
          <table:table-cell table:style-name="ce1" office:value-type="float" office:value="38623" calcext:value-type="float">
            <text:p>38623</text:p>
          </table:table-cell>
          <table:table-cell table:number-columns-repeated="101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Kirehe</text:p>
          </table:table-cell>
          <table:table-cell table:style-name="ce1" office:value-type="float" office:value="340368" calcext:value-type="float">
            <text:p>340368</text:p>
          </table:table-cell>
          <table:table-cell table:style-name="ce1" office:value-type="float" office:value="10083" calcext:value-type="float">
            <text:p>10083</text:p>
          </table:table-cell>
          <table:table-cell table:style-name="ce1" office:value-type="float" office:value="330285" calcext:value-type="float">
            <text:p>330285</text:p>
          </table:table-cell>
          <table:table-cell table:number-columns-repeated="1019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uhanga</text:p>
          </table:table-cell>
          <table:table-cell table:style-name="ce1" office:value-type="float" office:value="319141" calcext:value-type="float">
            <text:p>319141</text:p>
          </table:table-cell>
          <table:table-cell table:style-name="ce1" office:value-type="float" office:value="50608" calcext:value-type="float">
            <text:p>50608</text:p>
          </table:table-cell>
          <table:table-cell table:style-name="ce1" office:value-type="float" office:value="268533" calcext:value-type="float">
            <text:p>268533</text:p>
          </table:table-cell>
          <table:table-cell table:number-columns-repeated="1019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usanze</text:p>
          </table:table-cell>
          <table:table-cell table:style-name="ce1" office:value-type="float" office:value="368267" calcext:value-type="float">
            <text:p>368267</text:p>
          </table:table-cell>
          <table:table-cell table:style-name="ce1" office:value-type="float" office:value="102082" calcext:value-type="float">
            <text:p>102082</text:p>
          </table:table-cell>
          <table:table-cell table:style-name="ce1" office:value-type="float" office:value="266185" calcext:value-type="float">
            <text:p>266185</text:p>
          </table:table-cell>
          <table:table-cell table:number-columns-repeated="1019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goma</text:p>
          </table:table-cell>
          <table:table-cell table:style-name="ce1" office:value-type="float" office:value="336928" calcext:value-type="float">
            <text:p>336928</text:p>
          </table:table-cell>
          <table:table-cell table:style-name="ce1" office:value-type="float" office:value="15236" calcext:value-type="float">
            <text:p>15236</text:p>
          </table:table-cell>
          <table:table-cell table:style-name="ce1" office:value-type="float" office:value="321692" calcext:value-type="float">
            <text:p>321692</text:p>
          </table:table-cell>
          <table:table-cell table:number-columns-repeated="1019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gororero</text:p>
          </table:table-cell>
          <table:table-cell table:style-name="ce1" office:value-type="float" office:value="333713" calcext:value-type="float">
            <text:p>333713</text:p>
          </table:table-cell>
          <table:table-cell table:style-name="ce1" office:value-type="float" office:value="12245" calcext:value-type="float">
            <text:p>12245</text:p>
          </table:table-cell>
          <table:table-cell table:style-name="ce1" office:value-type="float" office:value="321468" calcext:value-type="float">
            <text:p>321468</text:p>
          </table:table-cell>
          <table:table-cell table:number-columns-repeated="1019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yabihu</text:p>
          </table:table-cell>
          <table:table-cell table:style-name="ce1" office:value-type="float" office:value="294740" calcext:value-type="float">
            <text:p>294740</text:p>
          </table:table-cell>
          <table:table-cell table:style-name="ce1" office:value-type="float" office:value="40673" calcext:value-type="float">
            <text:p>40673</text:p>
          </table:table-cell>
          <table:table-cell table:style-name="ce1" office:value-type="float" office:value="254067" calcext:value-type="float">
            <text:p>254067</text:p>
          </table:table-cell>
          <table:table-cell table:number-columns-repeated="1019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yagatare</text:p>
          </table:table-cell>
          <table:table-cell table:style-name="ce1" office:value-type="float" office:value="465855" calcext:value-type="float">
            <text:p>465855</text:p>
          </table:table-cell>
          <table:table-cell table:style-name="ce1" office:value-type="float" office:value="47480" calcext:value-type="float">
            <text:p>47480</text:p>
          </table:table-cell>
          <table:table-cell table:style-name="ce1" office:value-type="float" office:value="418375" calcext:value-type="float">
            <text:p>418375</text:p>
          </table:table-cell>
          <table:table-cell table:number-columns-repeated="1019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yamagabe</text:p>
          </table:table-cell>
          <table:table-cell table:style-name="ce1" office:value-type="float" office:value="341491" calcext:value-type="float">
            <text:p>341491</text:p>
          </table:table-cell>
          <table:table-cell table:style-name="ce1" office:value-type="float" office:value="24946" calcext:value-type="float">
            <text:p>24946</text:p>
          </table:table-cell>
          <table:table-cell table:style-name="ce1" office:value-type="float" office:value="316545" calcext:value-type="float">
            <text:p>316545</text:p>
          </table:table-cell>
          <table:table-cell table:number-columns-repeated="1019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yamasheke</text:p>
          </table:table-cell>
          <table:table-cell table:style-name="ce1" office:value-type="float" office:value="381804" calcext:value-type="float">
            <text:p>381804</text:p>
          </table:table-cell>
          <table:table-cell table:style-name="ce1" office:value-type="float" office:value="6137" calcext:value-type="float">
            <text:p>6137</text:p>
          </table:table-cell>
          <table:table-cell table:style-name="ce1" office:value-type="float" office:value="375667" calcext:value-type="float">
            <text:p>375667</text:p>
          </table:table-cell>
          <table:table-cell table:number-columns-repeated="1019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yanza</text:p>
          </table:table-cell>
          <table:table-cell table:style-name="ce1" office:value-type="float" office:value="323719" calcext:value-type="float">
            <text:p>323719</text:p>
          </table:table-cell>
          <table:table-cell table:style-name="ce1" office:value-type="float" office:value="25417" calcext:value-type="float">
            <text:p>25417</text:p>
          </table:table-cell>
          <table:table-cell table:style-name="ce1" office:value-type="float" office:value="298302" calcext:value-type="float">
            <text:p>298302</text:p>
          </table:table-cell>
          <table:table-cell table:number-columns-repeated="1019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yarugenge</text:p>
          </table:table-cell>
          <table:table-cell table:style-name="ce1" office:value-type="float" office:value="284561" calcext:value-type="float">
            <text:p>284561</text:p>
          </table:table-cell>
          <table:table-cell table:style-name="ce1" office:value-type="float" office:value="214020" calcext:value-type="float">
            <text:p>214020</text:p>
          </table:table-cell>
          <table:table-cell table:style-name="ce1" office:value-type="float" office:value="70541" calcext:value-type="float">
            <text:p>70541</text:p>
          </table:table-cell>
          <table:table-cell table:number-columns-repeated="1019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yaruguru</text:p>
          </table:table-cell>
          <table:table-cell table:style-name="ce1" office:value-type="float" office:value="294334" calcext:value-type="float">
            <text:p>294334</text:p>
          </table:table-cell>
          <table:table-cell table:style-name="ce1" office:value-type="float" office:value="5922" calcext:value-type="float">
            <text:p>5922</text:p>
          </table:table-cell>
          <table:table-cell table:style-name="ce1" office:value-type="float" office:value="288412" calcext:value-type="float">
            <text:p>288412</text:p>
          </table:table-cell>
          <table:table-cell table:number-columns-repeated="1019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Rubavu</text:p>
          </table:table-cell>
          <table:table-cell table:style-name="ce1" office:value-type="float" office:value="403662" calcext:value-type="float">
            <text:p>403662</text:p>
          </table:table-cell>
          <table:table-cell table:style-name="ce1" office:value-type="float" office:value="149209" calcext:value-type="float">
            <text:p>149209</text:p>
          </table:table-cell>
          <table:table-cell table:style-name="ce1" office:value-type="float" office:value="254453" calcext:value-type="float">
            <text:p>254453</text:p>
          </table:table-cell>
          <table:table-cell table:number-columns-repeated="1019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Ruhango</text:p>
          </table:table-cell>
          <table:table-cell table:style-name="ce1" office:value-type="float" office:value="319885" calcext:value-type="float">
            <text:p>319885</text:p>
          </table:table-cell>
          <table:table-cell table:style-name="ce1" office:value-type="float" office:value="26059" calcext:value-type="float">
            <text:p>26059</text:p>
          </table:table-cell>
          <table:table-cell table:style-name="ce1" office:value-type="float" office:value="293826" calcext:value-type="float">
            <text:p>293826</text:p>
          </table:table-cell>
          <table:table-cell table:number-columns-repeated="1019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Rulindo</text:p>
          </table:table-cell>
          <table:table-cell table:style-name="ce1" office:value-type="float" office:value="287681" calcext:value-type="float">
            <text:p>287681</text:p>
          </table:table-cell>
          <table:table-cell table:style-name="ce1" office:value-type="float" office:value="8630" calcext:value-type="float">
            <text:p>8630</text:p>
          </table:table-cell>
          <table:table-cell table:style-name="ce1" office:value-type="float" office:value="279051" calcext:value-type="float">
            <text:p>279051</text:p>
          </table:table-cell>
          <table:table-cell table:number-columns-repeated="1019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Rusizi</text:p>
          </table:table-cell>
          <table:table-cell table:style-name="ce1" office:value-type="float" office:value="400858" calcext:value-type="float">
            <text:p>400858</text:p>
          </table:table-cell>
          <table:table-cell table:style-name="ce1" office:value-type="float" office:value="63258" calcext:value-type="float">
            <text:p>63258</text:p>
          </table:table-cell>
          <table:table-cell table:style-name="ce1" office:value-type="float" office:value="337600" calcext:value-type="float">
            <text:p>337600</text:p>
          </table:table-cell>
          <table:table-cell table:number-columns-repeated="1019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Rutsiro</text:p>
          </table:table-cell>
          <table:table-cell table:style-name="ce1" office:value-type="float" office:value="324654" calcext:value-type="float">
            <text:p>324654</text:p>
          </table:table-cell>
          <table:table-cell table:style-name="ce1" office:value-type="float" office:value="7034" calcext:value-type="float">
            <text:p>7034</text:p>
          </table:table-cell>
          <table:table-cell table:style-name="ce1" office:value-type="float" office:value="317620" calcext:value-type="float">
            <text:p>317620</text:p>
          </table:table-cell>
          <table:table-cell table:number-columns-repeated="1019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Rwamagana</text:p>
          </table:table-cell>
          <table:table-cell table:style-name="ce1" office:value-type="float" office:value="313461" calcext:value-type="float">
            <text:p>313461</text:p>
          </table:table-cell>
          <table:table-cell table:style-name="ce1" office:value-type="float" office:value="26959" calcext:value-type="float">
            <text:p>26959</text:p>
          </table:table-cell>
          <table:table-cell table:style-name="ce1" office:value-type="float" office:value="286502" calcext:value-type="float">
            <text:p>286502</text:p>
          </table:table-cell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2T16:36:42.379000000</dc:date>
    <meta:editing-duration>PT36S</meta:editing-duration>
    <meta:editing-cycles>1</meta:editing-cycles>
    <meta:document-statistic meta:table-count="1" meta:cell-count="155" meta:object-count="0"/>
    <meta:generator>LibreOffice/7.2.7.2$Windows_X86_64 LibreOffice_project/8d71d29d553c0f7dcbfa38fbfda25ee34cce99a2</meta:generator>
  </office:meta>
</office:document-meta>
</file>